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1319"/>
    </style:style>
    <style:style style:name="P2" style:family="paragraph" style:parent-style-name="Standard">
      <style:paragraph-properties fo:text-align="start" style:justify-single-word="false"/>
      <style:text-properties officeooo:paragraph-rsid="001498cc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31319" officeooo:paragraph-rsid="001498c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njaliOldLipi" fo:font-size="26pt" officeooo:rsid="0018a2d4" officeooo:paragraph-rsid="0018a2d4" style:font-size-asian="26pt" style:font-size-complex="26pt"/>
    </style:style>
    <style:style style:name="P5" style:family="paragraph" style:parent-style-name="Standard">
      <style:paragraph-properties fo:text-align="start" style:justify-single-word="false"/>
      <style:text-properties style:font-name="AnjaliOldLipi" fo:font-size="12pt" officeooo:rsid="00131319" officeooo:paragraph-rsid="0013131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njaliOldLipi" fo:font-size="12pt" officeooo:rsid="0018a2d4" officeooo:paragraph-rsid="0018a2d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njaliOldLipi" fo:font-size="12pt" officeooo:rsid="001de39a" officeooo:paragraph-rsid="001de39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njaliOldLipi" fo:font-size="12pt" fo:font-weight="bold" officeooo:rsid="00131319" officeooo:paragraph-rsid="00131319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njaliOldLipi" officeooo:paragraph-rsid="00131319"/>
    </style:style>
    <style:style style:name="T1" style:family="text">
      <style:text-properties style:font-name="AnjaliOldLipi"/>
    </style:style>
    <style:style style:name="T2" style:family="text">
      <style:text-properties style:font-name="AnjaliOldLipi" fo:font-size="12pt" officeooo:rsid="00131319" style:font-size-asian="12pt" style:font-size-complex="12pt"/>
    </style:style>
    <style:style style:name="T3" style:family="text">
      <style:text-properties style:font-name="AnjaliOldLipi" fo:font-size="12pt" officeooo:rsid="00165c3a" style:font-size-asian="12pt" style:font-size-complex="12pt"/>
    </style:style>
    <style:style style:name="T4" style:family="text">
      <style:text-properties style:font-name="AnjaliOldLipi" fo:font-size="12pt" fo:font-weight="normal" officeooo:rsid="001498cc" style:font-size-asian="12pt" style:font-weight-asian="normal" style:font-size-complex="12pt" style:font-weight-complex="normal"/>
    </style:style>
    <style:style style:name="T5" style:family="text">
      <style:text-properties style:font-name="AnjaliOldLipi" officeooo:rsid="001498cc"/>
    </style:style>
    <style:style style:name="T6" style:family="text">
      <style:text-properties style:font-name="AnjaliOldLipi" officeooo:rsid="00165c3a"/>
    </style:style>
    <style:style style:name="T7" style:family="text">
      <style:text-properties officeooo:rsid="001b9898"/>
    </style:style>
    <style:style style:name="T8" style:family="text">
      <style:text-properties officeooo:rsid="001fbc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N</text:span>etpresentvalue</text:p>
      <text:p text:style-name="P5"/>
      <text:p text:style-name="P6">T = Anzahl Zeitperioden</text:p>
      <text:p text:style-name="P6"><text:s text:c="4"/>Ct = Cash Flow at that time</text:p>
      <text:p text:style-name="P6"><text:s text:c="4"/>r = Rendite</text:p>
      <text:p text:style-name="P6"><text:s text:c="4"/></text:p>
      <text:p text:style-name="P6"><text:s text:c="10"/>T=2</text:p>
      <text:p text:style-name="P6"><text:s text:c="4"/>NPV = <text:s/>Σ <text:s text:c="2"/>(1+r)^t / Ct = (1+r)^1 / CO + (1+r)^1 / C1 + (1+r)^2 / C2 </text:p>
      <text:p text:style-name="P6"><text:s text:c="10"/>t=0</text:p>
      <text:p text:style-name="P6"><text:s text:c="4"/>NPV&gt;0 Gewinn</text:p>
      <text:p text:style-name="P6"><text:s text:c="4"/>PV&lt;0 Verlust</text:p>
      <text:p text:style-name="P6"/>
      <text:p text:style-name="P7">steigt der zinssatz(r) sinkt der <text:s/><text:span text:style-name="T8">Net Present Val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57S</meta:editing-duration>
    <meta:editing-cycles>8</meta:editing-cycles>
    <meta:generator>LibreOffice/5.2.4.2$Windows_x86 LibreOffice_project/3d5603e1122f0f102b62521720ab13a38a4e0eb0</meta:generator>
    <dc:date>2017-01-28T18:27:41.044000000</dc:date>
    <meta:document-statistic meta:table-count="0" meta:image-count="0" meta:object-count="0" meta:page-count="1" meta:paragraph-count="11" meta:word-count="47" meta:character-count="270" meta:non-whitespace-character-count="184"/>
    <meta:user-defined meta:name="Info 1"/>
    <meta:user-defined meta:name="Info 2"/>
    <meta:user-defined meta:name="Info 3"/>
    <meta:user-defined meta:name="Info 4"/>
  </office:meta>
</office:document-meta>
</file>